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043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6236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27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style:rotation-angle="270" fo:border-top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08in solid #000000" style:direction="ttb" fo:padding-bottom="0.0193in" fo:padding-left="0.0138in" fo:padding-right="0.0138in" fo:padding-top="0.0193in" fo:border-right="none" style:rotation-angle="270" style:shrink-to-fit="fals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size-asian="14pt" style:font-size-complex="14pt"/>
    </style:style>
    <style:style style:name="T2" style:family="text">
      <style:text-properties fo:language="en" fo:country="US" style:font-size-asian="14pt" style:language-asian="en" style:country-asian="US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User Category</text:p>
          </table:table-cell>
          <table:table-cell office:value-type="string">
            <text:p>No. of users</text:p>
          </table:table-cell>
          <table:table-cell table:number-columns-repeated="5"/>
        </table:table-row>
        <table:table-row table:style-name="ro1">
          <table:table-cell office:value-type="string">
            <text:p>20-30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30-4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40-5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4"/>
          <table:table-cell>
            <draw:g table:end-cell-address="Sheet1.M21" table:end-x="0.3929in" table:end-y="0.1634in" draw:z-index="1">
              <draw:frame draw:style-name="gr1" svg:width="2.4311in" svg:height="2.2035in" svg:x="0.3051in" svg:y="0.0854in"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  <draw:frame draw:style-name="gr1" svg:width="2.5169in" svg:height="2.2433in" svg:x="3.2102in" svg:y="0.0354in"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</table:table-cell>
        </table:table-row>
        <table:table-row table:style-name="ro1">
          <table:table-cell table:number-columns-repeated="7"/>
        </table:table-row>
        <table:table-row table:style-name="ro1">
          <table:table-cell>
            <draw:g table:end-cell-address="Sheet1.G22" table:end-x="0.0181in" table:end-y="0.1776in" draw:z-index="0">
              <draw:frame draw:name="Age" draw:style-name="gr1" svg:width="2.9295in" svg:height="1.9642in" svg:x="0.165in" svg:y="0.0894in">
                <draw:object xlink:href="./Object 1" xlink:type="simple" xlink:show="embed" xlink:actuate="onLoad"/>
                <draw:image xlink:href="./ObjectReplacements/Object 1" xlink:type="simple" xlink:show="embed" xlink:actuate="onLoad"/>
                <svg:title>Age</svg:title>
              </draw:frame>
              <draw:frame draw:style-name="gr1" svg:width="2.9654in" svg:height="2.1067in" svg:x="3.4315in" svg:y="0.0193in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5" table:default-cell-style-name="ce10"/>
        <table:table-column table:style-name="co8" table:default-cell-style-name="ce10"/>
        <table:table-column table:style-name="co9" table:default-cell-style-name="ce10"/>
        <table:table-column table:style-name="co3" table:number-columns-repeated="1004" table:default-cell-style-name="Default"/>
        <table:table-row table:style-name="ro2">
          <table:table-cell table:style-name="ce1" office:value-type="float" office:value="45" table:number-columns-spanned="1" table:number-rows-spanned="29">
            <text:p>45</text:p>
          </table:table-cell>
          <table:table-cell table:style-name="ce2"/>
          <table:table-cell table:style-name="ce3" office:value-type="string">
            <text:p>Question</text:p>
          </table:table-cell>
          <table:table-cell table:style-name="ce3" office:value-type="string">
            <text:p>User1</text:p>
          </table:table-cell>
          <table:table-cell table:style-name="ce3" office:value-type="string">
            <text:p>User2</text:p>
          </table:table-cell>
          <table:table-cell table:style-name="ce3" office:value-type="string">
            <text:p>User3</text:p>
          </table:table-cell>
          <table:table-cell table:style-name="ce3" office:value-type="string">
            <text:p>User4</text:p>
          </table:table-cell>
          <table:table-cell table:style-name="ce3" office:value-type="string">
            <text:p>User5</text:p>
          </table:table-cell>
          <table:table-cell table:style-name="ce3" office:value-type="string">
            <text:p>User6</text:p>
          </table:table-cell>
          <table:table-cell table:style-name="ce3" office:value-type="string">
            <text:p>User7</text:p>
          </table:table-cell>
          <table:table-cell table:style-name="ce3" office:value-type="string">
            <text:p>User8</text:p>
          </table:table-cell>
          <table:table-cell table:style-name="ce3" office:value-type="string">
            <text:p>User9</text:p>
          </table:table-cell>
          <table:table-cell table:style-name="ce3" office:value-type="string">
            <text:p>User10</text:p>
          </table:table-cell>
          <table:table-cell table:style-name="ce3" office:value-type="string">
            <text:p>User11</text:p>
          </table:table-cell>
          <table:table-cell table:style-name="ce3" office:value-type="string">
            <text:p>User12</text:p>
          </table:table-cell>
          <table:table-cell table:style-name="ce3" office:value-type="string">
            <text:p>User13</text:p>
          </table:table-cell>
          <table:table-cell table:style-name="ce3" office:value-type="string">
            <text:p>User14</text:p>
          </table:table-cell>
          <table:table-cell table:style-name="ce3" office:value-type="string">
            <text:p>User15</text:p>
          </table:table-cell>
          <table:table-cell table:style-name="ce3" office:value-type="string">
            <text:p>Avg Rating</text:p>
          </table:table-cell>
          <table:table-cell table:style-name="ce11" office:value-type="string" table:number-columns-spanned="1" table:number-rows-spanned="29">
            <text:p><text:span text:style-name="T1">Appendix </text:span><text:span text:style-name="T2">Ⅱ</text:span></text:p>
          </table:table-cell>
          <table:table-cell table:style-name="ce2" table:number-columns-repeated="2"/>
          <table:table-cell table:style-name="ce2" office:value-type="string">
            <text:p>Question</text:p>
          </table:table-cell>
          <table:table-cell table:style-name="ce2" office:value-type="string">
            <text:p>Avg. Rating</text:p>
          </table:table-cell>
          <table:table-cell table:style-name="ce2" table:number-columns-repeated="1000"/>
        </table:table-row>
        <table:table-row table:style-name="ro3">
          <table:covered-table-cell/>
          <table:table-cell/>
          <table:table-cell table:style-name="ce3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table:formula="of:=SUM([.D2:.R2])/15" office:value-type="float" office:value="4">
            <text:p>4.00</text:p>
          </table:table-cell>
          <table:covered-table-cell table:style-name="ce12"/>
          <table:table-cell table:number-columns-repeated="2"/>
          <table:table-cell table:style-name="ce10" office:value-type="float" office:value="1">
            <text:p>1</text:p>
          </table:table-cell>
          <table:table-cell table:style-name="ce5" table:formula="of:=SUM([.D2:.R2])/15" office:value-type="float" office:value="4">
            <text:p>4.0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table:formula="of:=SUM([.D3:.R3])/15" office:value-type="float" office:value="3.73333333333333">
            <text:p>3.73</text:p>
          </table:table-cell>
          <table:covered-table-cell table:style-name="ce12"/>
          <table:table-cell table:number-columns-repeated="2"/>
          <table:table-cell table:style-name="ce10" office:value-type="float" office:value="2">
            <text:p>2</text:p>
          </table:table-cell>
          <table:table-cell table:style-name="ce5" table:formula="of:=SUM([.D3:.R3])/15" office:value-type="float" office:value="3.73333333333333">
            <text:p>3.7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7" table:formula="of:=SUM([.D4:.R4])/15" office:value-type="float" office:value="2.8">
            <text:p>2.80</text:p>
          </table:table-cell>
          <table:covered-table-cell table:style-name="ce12"/>
          <table:table-cell table:number-columns-repeated="2"/>
          <table:table-cell table:style-name="ce10" office:value-type="float" office:value="3">
            <text:p>3</text:p>
          </table:table-cell>
          <table:table-cell table:style-name="ce5" table:formula="of:=SUM([.D4:.R4])/15" office:value-type="float" office:value="2.8">
            <text:p>2.8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7" table:formula="of:=SUM([.D5:.R5])/15" office:value-type="float" office:value="3.53333333333333">
            <text:p>3.53</text:p>
          </table:table-cell>
          <table:covered-table-cell table:style-name="ce12"/>
          <table:table-cell table:number-columns-repeated="2"/>
          <table:table-cell table:style-name="ce10" office:value-type="float" office:value="4">
            <text:p>4</text:p>
          </table:table-cell>
          <table:table-cell table:style-name="ce5" table:formula="of:=SUM([.D5:.R5])/15" office:value-type="float" office:value="3.53333333333333">
            <text:p>3.5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7" table:formula="of:=SUM([.D6:.R6])/15" office:value-type="float" office:value="3.26666666666667">
            <text:p>3.27</text:p>
          </table:table-cell>
          <table:covered-table-cell table:style-name="ce12"/>
          <table:table-cell table:number-columns-repeated="2"/>
          <table:table-cell table:style-name="ce10" office:value-type="float" office:value="5">
            <text:p>5</text:p>
          </table:table-cell>
          <table:table-cell table:style-name="ce5" table:formula="of:=SUM([.D6:.R6])/15" office:value-type="float" office:value="3.26666666666667">
            <text:p>3.2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table:formula="of:=SUM([.D7:.R7])/15" office:value-type="float" office:value="3.13333333333333">
            <text:p>3.13</text:p>
          </table:table-cell>
          <table:covered-table-cell table:style-name="ce12"/>
          <table:table-cell table:number-columns-repeated="2"/>
          <table:table-cell table:style-name="ce10" office:value-type="float" office:value="6">
            <text:p>6</text:p>
          </table:table-cell>
          <table:table-cell table:style-name="ce5" table:formula="of:=SUM([.D7:.R7])/15" office:value-type="float" office:value="3.13333333333333">
            <text:p>3.1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7" table:formula="of:=SUM([.D8:.R8])/15" office:value-type="float" office:value="3.26666666666667">
            <text:p>3.27</text:p>
          </table:table-cell>
          <table:covered-table-cell table:style-name="ce12"/>
          <table:table-cell table:number-columns-repeated="2"/>
          <table:table-cell table:style-name="ce10" office:value-type="float" office:value="7">
            <text:p>7</text:p>
          </table:table-cell>
          <table:table-cell table:style-name="ce5" table:formula="of:=SUM([.D8:.R8])/15" office:value-type="float" office:value="3.26666666666667">
            <text:p>3.2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7" table:formula="of:=SUM([.D9:.R9])/15" office:value-type="float" office:value="3.33333333333333">
            <text:p>3.33</text:p>
          </table:table-cell>
          <table:covered-table-cell table:style-name="ce12"/>
          <table:table-cell table:number-columns-repeated="2"/>
          <table:table-cell table:style-name="ce10" office:value-type="float" office:value="8">
            <text:p>8</text:p>
          </table:table-cell>
          <table:table-cell table:style-name="ce5" table:formula="of:=SUM([.D9:.R9])/15" office:value-type="float" office:value="3.33333333333333">
            <text:p>3.3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table:formula="of:=SUM([.D10:.R10])/15" office:value-type="float" office:value="4.06666666666667">
            <text:p>4.07</text:p>
          </table:table-cell>
          <table:covered-table-cell table:style-name="ce12"/>
          <table:table-cell table:number-columns-repeated="2"/>
          <table:table-cell table:style-name="ce10" office:value-type="float" office:value="9">
            <text:p>9</text:p>
          </table:table-cell>
          <table:table-cell table:style-name="ce5" table:formula="of:=SUM([.D10:.R10])/15" office:value-type="float" office:value="4.06666666666667">
            <text:p>4.0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table:formula="of:=SUM([.D11:.R11])/15" office:value-type="float" office:value="3.2">
            <text:p>3.20</text:p>
          </table:table-cell>
          <table:covered-table-cell table:style-name="ce12"/>
          <table:table-cell table:number-columns-repeated="2"/>
          <table:table-cell table:style-name="ce10" office:value-type="float" office:value="10">
            <text:p>10</text:p>
          </table:table-cell>
          <table:table-cell table:style-name="ce5" table:formula="of:=SUM([.D11:.R11])/15" office:value-type="float" office:value="3.2">
            <text:p>3.2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1">
            <text:p>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table:formula="of:=SUM([.D12:.R12])/15" office:value-type="float" office:value="2.8">
            <text:p>2.80</text:p>
          </table:table-cell>
          <table:covered-table-cell table:style-name="ce12"/>
          <table:table-cell table:formula="of:=SUM([.S2:.S12])/11" office:value-type="float" office:value="3.37575757575757">
            <text:p>3.38</text:p>
          </table:table-cell>
          <table:table-cell/>
          <table:table-cell table:style-name="ce10" office:value-type="float" office:value="11">
            <text:p>11</text:p>
          </table:table-cell>
          <table:table-cell table:style-name="ce5" table:formula="of:=SUM([.D12:.R12])/15" office:value-type="float" office:value="2.8">
            <text:p>2.8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table:formula="of:=SUM([.D13:.R13])/15" office:value-type="float" office:value="3.86666666666667">
            <text:p>3.87</text:p>
          </table:table-cell>
          <table:covered-table-cell table:style-name="ce12"/>
          <table:table-cell table:number-columns-repeated="2"/>
          <table:table-cell table:style-name="ce10" office:value-type="float" office:value="12">
            <text:p>12</text:p>
          </table:table-cell>
          <table:table-cell table:style-name="ce5" table:formula="of:=SUM([.D13:.R13])/15" office:value-type="float" office:value="3.86666666666667">
            <text:p>3.8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table:formula="of:=SUM([.D14:.R14])/15" office:value-type="float" office:value="3.2">
            <text:p>3.20</text:p>
          </table:table-cell>
          <table:covered-table-cell table:style-name="ce12"/>
          <table:table-cell table:number-columns-repeated="2"/>
          <table:table-cell table:style-name="ce10" office:value-type="float" office:value="13">
            <text:p>13</text:p>
          </table:table-cell>
          <table:table-cell table:style-name="ce5" table:formula="of:=SUM([.D14:.R14])/15" office:value-type="float" office:value="3.2">
            <text:p>3.2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table:formula="of:=SUM([.D15:.R15])/15" office:value-type="float" office:value="3.33333333333333">
            <text:p>3.33</text:p>
          </table:table-cell>
          <table:covered-table-cell table:style-name="ce12"/>
          <table:table-cell table:number-columns-repeated="2"/>
          <table:table-cell table:style-name="ce10" office:value-type="float" office:value="14">
            <text:p>14</text:p>
          </table:table-cell>
          <table:table-cell table:style-name="ce5" table:formula="of:=SUM([.D15:.R15])/15" office:value-type="float" office:value="3.33333333333333">
            <text:p>3.3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table:formula="of:=SUM([.D16:.R16])/15" office:value-type="float" office:value="2.93333333333333">
            <text:p>2.93</text:p>
          </table:table-cell>
          <table:covered-table-cell table:style-name="ce12"/>
          <table:table-cell table:number-columns-repeated="2"/>
          <table:table-cell table:style-name="ce10" office:value-type="float" office:value="15">
            <text:p>15</text:p>
          </table:table-cell>
          <table:table-cell table:style-name="ce5" table:formula="of:=SUM([.D16:.R16])/15" office:value-type="float" office:value="2.93333333333333">
            <text:p>2.9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7" table:formula="of:=SUM([.D17:.R17])/15" office:value-type="float" office:value="3.46666666666667">
            <text:p>3.47</text:p>
          </table:table-cell>
          <table:covered-table-cell table:style-name="ce12"/>
          <table:table-cell table:number-columns-repeated="2"/>
          <table:table-cell table:style-name="ce10" office:value-type="float" office:value="16">
            <text:p>16</text:p>
          </table:table-cell>
          <table:table-cell table:style-name="ce5" table:formula="of:=SUM([.D17:.R17])/15" office:value-type="float" office:value="3.46666666666667">
            <text:p>3.4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table:formula="of:=SUM([.D18:.R18])/15" office:value-type="float" office:value="2.8">
            <text:p>2.80</text:p>
          </table:table-cell>
          <table:covered-table-cell table:style-name="ce12"/>
          <table:table-cell table:number-columns-repeated="2"/>
          <table:table-cell table:style-name="ce10" office:value-type="float" office:value="17">
            <text:p>17</text:p>
          </table:table-cell>
          <table:table-cell table:style-name="ce5" table:formula="of:=SUM([.D18:.R18])/15" office:value-type="float" office:value="2.8">
            <text:p>2.8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table:formula="of:=SUM([.D19:.R19])/15" office:value-type="float" office:value="3.33333333333333">
            <text:p>3.33</text:p>
          </table:table-cell>
          <table:covered-table-cell table:style-name="ce12"/>
          <table:table-cell table:number-columns-repeated="2"/>
          <table:table-cell table:style-name="ce10" office:value-type="float" office:value="18">
            <text:p>18</text:p>
          </table:table-cell>
          <table:table-cell table:style-name="ce5" table:formula="of:=SUM([.D19:.R19])/15" office:value-type="float" office:value="3.33333333333333">
            <text:p>3.33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7" table:formula="of:=SUM([.D20:.R20])/15" office:value-type="float" office:value="2.6">
            <text:p>2.60</text:p>
          </table:table-cell>
          <table:covered-table-cell table:style-name="ce12"/>
          <table:table-cell table:number-columns-repeated="2"/>
          <table:table-cell table:style-name="ce10" office:value-type="float" office:value="19">
            <text:p>19</text:p>
          </table:table-cell>
          <table:table-cell table:style-name="ce5" table:formula="of:=SUM([.D20:.R20])/15" office:value-type="float" office:value="2.6">
            <text:p>2.6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7" table:formula="of:=SUM([.D21:.R21])/15" office:value-type="float" office:value="3.2">
            <text:p>3.20</text:p>
          </table:table-cell>
          <table:covered-table-cell table:style-name="ce12"/>
          <table:table-cell table:formula="of:=SUM([.S13:.S21])/9" office:value-type="float" office:value="3.19259259259259">
            <text:p>3.19</text:p>
          </table:table-cell>
          <table:table-cell/>
          <table:table-cell table:style-name="ce10" office:value-type="float" office:value="20">
            <text:p>20</text:p>
          </table:table-cell>
          <table:table-cell table:style-name="ce5" table:formula="of:=SUM([.D21:.R21])/15" office:value-type="float" office:value="3.2">
            <text:p>3.2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table:formula="of:=SUM([.D22:.R22])/15" office:value-type="float" office:value="3.66666666666667">
            <text:p>3.67</text:p>
          </table:table-cell>
          <table:covered-table-cell table:style-name="ce12"/>
          <table:table-cell table:number-columns-repeated="2"/>
          <table:table-cell table:style-name="ce10" office:value-type="float" office:value="21">
            <text:p>21</text:p>
          </table:table-cell>
          <table:table-cell table:style-name="ce5" table:formula="of:=SUM([.D22:.R22])/15" office:value-type="float" office:value="3.66666666666667">
            <text:p>3.6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2">
            <text:p>2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7" table:formula="of:=SUM([.D23:.R23])/15" office:value-type="float" office:value="3.8">
            <text:p>3.80</text:p>
          </table:table-cell>
          <table:covered-table-cell table:style-name="ce12"/>
          <table:table-cell table:number-columns-repeated="2"/>
          <table:table-cell table:style-name="ce10" office:value-type="float" office:value="22">
            <text:p>22</text:p>
          </table:table-cell>
          <table:table-cell table:style-name="ce5" table:formula="of:=SUM([.D23:.R23])/15" office:value-type="float" office:value="3.8">
            <text:p>3.8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table:formula="of:=SUM([.D24:.R24])/15" office:value-type="float" office:value="2.8">
            <text:p>2.80</text:p>
          </table:table-cell>
          <table:covered-table-cell table:style-name="ce12"/>
          <table:table-cell table:number-columns-repeated="2"/>
          <table:table-cell table:style-name="ce10" office:value-type="float" office:value="23">
            <text:p>23</text:p>
          </table:table-cell>
          <table:table-cell table:style-name="ce5" table:formula="of:=SUM([.D24:.R24])/15" office:value-type="float" office:value="2.8">
            <text:p>2.8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4">
            <text:p>2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table:formula="of:=SUM([.D25:.R25])/15" office:value-type="float" office:value="4">
            <text:p>4.00</text:p>
          </table:table-cell>
          <table:covered-table-cell table:style-name="ce12"/>
          <table:table-cell table:number-columns-repeated="2"/>
          <table:table-cell table:style-name="ce10" office:value-type="float" office:value="24">
            <text:p>24</text:p>
          </table:table-cell>
          <table:table-cell table:style-name="ce5" table:formula="of:=SUM([.D25:.R25])/15" office:value-type="float" office:value="4">
            <text:p>4.0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5">
            <text:p>2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table:formula="of:=SUM([.D26:.R26])/15" office:value-type="float" office:value="4.06666666666667">
            <text:p>4.07</text:p>
          </table:table-cell>
          <table:covered-table-cell table:style-name="ce12"/>
          <table:table-cell table:number-columns-repeated="2"/>
          <table:table-cell table:style-name="ce10" office:value-type="float" office:value="25">
            <text:p>25</text:p>
          </table:table-cell>
          <table:table-cell table:style-name="ce5" table:formula="of:=SUM([.D26:.R26])/15" office:value-type="float" office:value="4.06666666666667">
            <text:p>4.07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6">
            <text:p>2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table:formula="of:=SUM([.D27:.R27])/15" office:value-type="float" office:value="2.6">
            <text:p>2.60</text:p>
          </table:table-cell>
          <table:covered-table-cell table:style-name="ce12"/>
          <table:table-cell table:number-columns-repeated="2"/>
          <table:table-cell table:style-name="ce10" office:value-type="float" office:value="26">
            <text:p>26</text:p>
          </table:table-cell>
          <table:table-cell table:style-name="ce5" table:formula="of:=SUM([.D27:.R27])/15" office:value-type="float" office:value="2.6">
            <text:p>2.6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3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table:formula="of:=SUM([.D28:.R28])/15" office:value-type="float" office:value="3.4">
            <text:p>3.40</text:p>
          </table:table-cell>
          <table:covered-table-cell table:style-name="ce12"/>
          <table:table-cell table:formula="of:=SUM([.S22:.S28])/7" office:value-type="float" office:value="3.47619047619048">
            <text:p>3.48</text:p>
          </table:table-cell>
          <table:table-cell/>
          <table:table-cell table:style-name="ce10" office:value-type="float" office:value="27">
            <text:p>27</text:p>
          </table:table-cell>
          <table:table-cell table:style-name="ce5" table:formula="of:=SUM([.D28:.R28])/15" office:value-type="float" office:value="3.4">
            <text:p>3.40</text:p>
          </table:table-cell>
          <table:table-cell table:number-columns-repeated="1000"/>
        </table:table-row>
        <table:table-row table:style-name="ro3">
          <table:covered-table-cell/>
          <table:table-cell/>
          <table:table-cell table:style-name="ce4"/>
          <table:table-cell table:style-name="ce7" table:formula="of:=SUM([.D2:.D28])/27" office:value-type="float" office:value="3.51851851851852">
            <text:p>3.52</text:p>
          </table:table-cell>
          <table:table-cell table:style-name="ce7" table:formula="of:=SUM([.E2:.E28])/27" office:value-type="float" office:value="3.48148148148148">
            <text:p>3.48</text:p>
          </table:table-cell>
          <table:table-cell table:style-name="ce7" table:formula="of:=SUM([.F2:.F28])/27" office:value-type="float" office:value="3.77777777777778">
            <text:p>3.78</text:p>
          </table:table-cell>
          <table:table-cell table:style-name="ce7" table:formula="of:=SUM([.G2:.G28])/27" office:value-type="float" office:value="3.37037037037037">
            <text:p>3.37</text:p>
          </table:table-cell>
          <table:table-cell table:style-name="ce7" table:formula="of:=SUM([.H2:.H28])/27" office:value-type="float" office:value="3.55555555555556">
            <text:p>3.56</text:p>
          </table:table-cell>
          <table:table-cell table:style-name="ce7" table:formula="of:=SUM([.I2:.I28])/27" office:value-type="float" office:value="2.66666666666667">
            <text:p>2.67</text:p>
          </table:table-cell>
          <table:table-cell table:style-name="ce7" table:formula="of:=SUM([.J2:.J28])/27" office:value-type="float" office:value="3.2962962962963">
            <text:p>3.30</text:p>
          </table:table-cell>
          <table:table-cell table:style-name="ce7" table:formula="of:=SUM([.K2:.K28])/27" office:value-type="float" office:value="3.74074074074074">
            <text:p>3.74</text:p>
          </table:table-cell>
          <table:table-cell table:style-name="ce7" table:formula="of:=SUM([.L2:.L28])/27" office:value-type="float" office:value="3.22222222222222">
            <text:p>3.22</text:p>
          </table:table-cell>
          <table:table-cell table:style-name="ce7" table:formula="of:=SUM([.M2:.M28])/27" office:value-type="float" office:value="3.40740740740741">
            <text:p>3.41</text:p>
          </table:table-cell>
          <table:table-cell table:style-name="ce7" table:formula="of:=SUM([.N2:.N28])/27" office:value-type="float" office:value="3.14814814814815">
            <text:p>3.15</text:p>
          </table:table-cell>
          <table:table-cell table:style-name="ce7" table:formula="of:=SUM([.O2:.O28])/27" office:value-type="float" office:value="2.81481481481481">
            <text:p>2.81</text:p>
          </table:table-cell>
          <table:table-cell table:style-name="ce7" table:formula="of:=SUM([.P2:.P28])/27" office:value-type="float" office:value="3.40740740740741">
            <text:p>3.41</text:p>
          </table:table-cell>
          <table:table-cell table:style-name="ce7" table:formula="of:=SUM([.Q2:.Q28])/27" office:value-type="float" office:value="3.22222222222222">
            <text:p>3.22</text:p>
          </table:table-cell>
          <table:table-cell table:style-name="ce7" table:formula="of:=SUM([.R2:.R28])/27" office:value-type="float" office:value="3.48148148148148">
            <text:p>3.48</text:p>
          </table:table-cell>
          <table:table-cell table:style-name="ce7" table:formula="of:=SUM([.S2:.S28])/27" office:value-type="float" office:value="3.34074074074074">
            <text:p>3.34</text:p>
          </table:table-cell>
          <table:covered-table-cell table:style-name="ce12"/>
          <table:table-cell table:number-columns-repeated="1004"/>
        </table:table-row>
        <table:table-row table:style-name="ro1" table:number-rows-repeated="8">
          <table:table-cell table:number-columns-repeated="2"/>
          <table:table-cell table:style-name="ce5"/>
          <table:table-cell table:style-name="ce8" table:number-columns-repeated="17"/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User1</text:p>
          </table:table-cell>
          <table:table-cell table:style-name="ce9" office:value-type="string">
            <text:p>User2</text:p>
          </table:table-cell>
          <table:table-cell table:style-name="ce9" office:value-type="string">
            <text:p>User3</text:p>
          </table:table-cell>
          <table:table-cell table:style-name="ce9" office:value-type="string">
            <text:p>User4</text:p>
          </table:table-cell>
          <table:table-cell table:style-name="ce9" office:value-type="string">
            <text:p>User5</text:p>
          </table:table-cell>
          <table:table-cell table:style-name="ce9" office:value-type="string">
            <text:p>User6</text:p>
          </table:table-cell>
          <table:table-cell table:style-name="ce9" office:value-type="string">
            <text:p>User7</text:p>
          </table:table-cell>
          <table:table-cell table:style-name="ce9" office:value-type="string">
            <text:p>User8</text:p>
          </table:table-cell>
          <table:table-cell table:style-name="ce9" office:value-type="string">
            <text:p>User9</text:p>
          </table:table-cell>
          <table:table-cell table:style-name="ce9" office:value-type="string">
            <text:p>User10</text:p>
          </table:table-cell>
          <table:table-cell table:style-name="ce9" office:value-type="string">
            <text:p>User11</text:p>
          </table:table-cell>
          <table:table-cell table:style-name="ce9" office:value-type="string">
            <text:p>User12</text:p>
          </table:table-cell>
          <table:table-cell table:style-name="ce9" office:value-type="string">
            <text:p>User13</text:p>
          </table:table-cell>
          <table:table-cell table:style-name="ce9" office:value-type="string">
            <text:p>User14</text:p>
          </table:table-cell>
          <table:table-cell table:style-name="ce9" office:value-type="string">
            <text:p>User15</text:p>
          </table:table-cell>
          <table:table-cell table:style-name="ce8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table:style-name="ce8" table:formula="of:=SUM([.D2:.D28])/27" office:value-type="float" office:value="3.51851851851852">
            <text:p>3.52</text:p>
          </table:table-cell>
          <table:table-cell table:style-name="ce8" table:formula="of:=SUM([.E2:.E28])/27" office:value-type="float" office:value="3.48148148148148">
            <text:p>3.48</text:p>
          </table:table-cell>
          <table:table-cell table:style-name="ce8" table:formula="of:=SUM([.F2:.F28])/27" office:value-type="float" office:value="3.77777777777778">
            <text:p>3.78</text:p>
          </table:table-cell>
          <table:table-cell table:style-name="ce8" table:formula="of:=SUM([.G2:.G28])/27" office:value-type="float" office:value="3.37037037037037">
            <text:p>3.37</text:p>
          </table:table-cell>
          <table:table-cell table:style-name="ce8" table:formula="of:=SUM([.H2:.H28])/27" office:value-type="float" office:value="3.55555555555556">
            <text:p>3.56</text:p>
          </table:table-cell>
          <table:table-cell table:style-name="ce8" table:formula="of:=SUM([.I2:.I28])/27" office:value-type="float" office:value="2.66666666666667">
            <text:p>2.67</text:p>
          </table:table-cell>
          <table:table-cell table:style-name="ce8" table:formula="of:=SUM([.J2:.J28])/27" office:value-type="float" office:value="3.2962962962963">
            <text:p>3.30</text:p>
          </table:table-cell>
          <table:table-cell table:style-name="ce8" table:formula="of:=SUM([.K2:.K28])/27" office:value-type="float" office:value="3.74074074074074">
            <text:p>3.74</text:p>
          </table:table-cell>
          <table:table-cell table:style-name="ce8" table:formula="of:=SUM([.L2:.L28])/27" office:value-type="float" office:value="3.22222222222222">
            <text:p>3.22</text:p>
          </table:table-cell>
          <table:table-cell table:style-name="ce8" table:formula="of:=SUM([.M2:.M28])/27" office:value-type="float" office:value="3.40740740740741">
            <text:p>3.41</text:p>
          </table:table-cell>
          <table:table-cell table:style-name="ce8" table:formula="of:=SUM([.N2:.N28])/27" office:value-type="float" office:value="3.14814814814815">
            <text:p>3.15</text:p>
          </table:table-cell>
          <table:table-cell table:style-name="ce8" table:formula="of:=SUM([.O2:.O28])/27" office:value-type="float" office:value="2.81481481481481">
            <text:p>2.81</text:p>
          </table:table-cell>
          <table:table-cell table:style-name="ce8" table:formula="of:=SUM([.P2:.P28])/27" office:value-type="float" office:value="3.40740740740741">
            <text:p>3.41</text:p>
          </table:table-cell>
          <table:table-cell table:style-name="ce8" table:formula="of:=SUM([.Q2:.Q28])/27" office:value-type="float" office:value="3.22222222222222">
            <text:p>3.22</text:p>
          </table:table-cell>
          <table:table-cell table:style-name="ce8" table:formula="of:=SUM([.R2:.R28])/27" office:value-type="float" office:value="3.48148148148148">
            <text:p>3.48</text:p>
          </table:table-cell>
          <table:table-cell table:style-name="ce8" table:number-columns-repeated="2"/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2.Q61" table:end-x="0.2626in" table:end-y="0.1594in" draw:z-index="0" draw:style-name="gr1" svg:width="6.6445in" svg:height="2.9866in" svg:x="0.1933in" svg:y="0.0063in">
              <draw:object draw:notify-on-update-of-ranges="Sheet2.X2:Sheet2.X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2.O82" table:end-x="0.3988in" table:end-y="0.0866in" draw:z-index="1" draw:style-name="gr1" svg:width="5.5961in" svg:height="2.735in" svg:x="0.2823in" svg:y="0.0083in">
              <draw:object draw:notify-on-update-of-ranges="Sheet2.D39:Sheet2.R3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1.1799in" fo:margin-bottom="0.7874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22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1-10-22T18:51:52</meta:creation-date>
    <dc:date>2011-10-23T17:17:44</dc:date>
    <dc:creator>Thisara Rupasinghe</dc:creator>
    <meta:editing-duration>PT09H22M07S</meta:editing-duration>
    <meta:editing-cycles>33</meta:editing-cycles>
    <meta:generator>OpenOffice.org/3.1$Linux OpenOffice.org_project/310m19$Build-9420</meta:generator>
    <meta:document-statistic meta:table-count="3" meta:cell-count="5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angle-offset="9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442cm" svg:height="4.99cm" chart:class="chart:circle" chart:style-name="ch1">
        <chart:legend chart:legend-position="end" svg:x="5.225cm" svg:y="0.44cm" chart:style-name="ch2"/>
        <chart:plot-area chart:style-name="ch3" chart:data-source-has-labels="both" svg:x="0.148cm" svg:y="0.099cm" svg:width="5.608cm" svg:height="4.693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-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angle-offset="9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533cm" svg:height="5.352cm" chart:class="chart:circle" chart:style-name="ch1">
        <chart:legend chart:legend-position="end" svg:x="4.997cm" svg:y="0.635cm" chart:style-name="ch2"/>
        <chart:plot-area chart:style-name="ch3" table:cell-range-address="Sheet1.A7:Sheet1.B9" chart:data-source-has-labels="column" svg:x="0.15cm" svg:y="0.107cm" svg:width="5.429cm" svg:height="5.031cm">
          <chart:axis chart:dimension="x" chart:name="primary-x" chart:style-name="ch4">
            <chart:categories table:cell-range-address="Sheet1.A7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9">High</text:p>
              </table:table-cell>
              <table:table-cell office:value-type="float" office:value="6">
                <text:p text:id="Sheet1.B7:Sheet1.B9">6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878cm" svg:height="7.587cm" chart:class="chart:line" chart:style-name="ch1">
        <chart:plot-area chart:style-name="ch2" table:cell-range-address="Sheet2.X2:Sheet2.X28" svg:x="0.473cm" svg:y="0.151cm" svg:width="16.068cm" svg:height="7.335cm">
          <chart:axis chart:dimension="x" chart:name="primary-x" chart:style-name="ch3">
            <chart:title svg:x="8.145cm" svg:y="7.065cm" chart:style-name="ch4">
              <text:p>Question</text:p>
            </chart:title>
          </chart:axis>
          <chart:axis chart:dimension="y" chart:name="primary-y" chart:style-name="ch5">
            <chart:title svg:x="0.338cm" svg:y="4.366cm" chart:style-name="ch6">
              <text:p>Avg. Rating</text:p>
            </chart:title>
            <chart:grid chart:style-name="ch7" chart:class="major"/>
          </chart:axis>
          <chart:series chart:style-name="ch8" chart:values-cell-range-address="Sheet2.X2:Sheet2.X28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Sheet2.X2:Sheet2.X28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176cm" svg:height="5.598cm" chart:class="chart:circle" chart:style-name="ch1">
        <chart:title svg:x="1.044cm" svg:y="0.187cm" chart:style-name="ch2">
          <text:p>Age Distribution</text:p>
        </chart:title>
        <chart:legend chart:legend-position="end" svg:x="4.542cm" svg:y="0.668cm" chart:style-name="ch3"/>
        <chart:plot-area chart:style-name="ch4" table:cell-range-address="Sheet1.A2:Sheet1.B4" chart:data-source-has-labels="column" svg:x="0.123cm" svg:y="0.62cm" svg:width="4.417cm" svg:height="4.756cm">
          <chart:axis chart:dimension="x" chart:name="primary-x" chart:style-name="ch5"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">20-30</text:p>
              </table:table-cell>
              <table:table-cell office:value-type="float" office:value="7">
                <text:p text:id="Sheet1.B2:Sheet1.B4">7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394cm" svg:height="5.699cm" chart:class="chart:circle" chart:style-name="ch1">
        <chart:title svg:x="1.276cm" svg:y="0.115cm" chart:style-name="ch2">
          <text:p>Computer Literacy</text:p>
        </chart:title>
        <chart:legend chart:legend-position="end" svg:x="4.624cm" svg:y="0.686cm" chart:style-name="ch3"/>
        <chart:plot-area chart:style-name="ch4" table:cell-range-address="Sheet1.A7:Sheet1.B9" chart:data-source-has-labels="column" svg:x="0.127cm" svg:y="0.624cm" svg:width="4.359cm" svg:height="4.849cm">
          <chart:axis chart:dimension="x" chart:name="primary-x" chart:style-name="ch5">
            <chart:categories table:cell-range-address="Sheet1.A7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B9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9">High</text:p>
              </table:table-cell>
              <table:table-cell office:value-type="float" office:value="6">
                <text:p text:id="Sheet1.B7:Sheet1.B9">6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215cm" svg:height="6.948cm" chart:class="chart:line" chart:style-name="ch1">
        <chart:plot-area chart:style-name="ch2" table:cell-range-address="Sheet2.D39:Sheet2.R39" svg:x="0.367cm" svg:y="0.138cm" svg:width="13.564cm" svg:height="6.735cm">
          <chart:axis chart:dimension="x" chart:name="primary-x" chart:style-name="ch3">
            <chart:title svg:x="7.091cm" svg:y="6.439cm" chart:style-name="ch4">
              <text:p>User</text:p>
            </chart:title>
          </chart:axis>
          <chart:axis chart:dimension="y" chart:name="primary-y" chart:style-name="ch5">
            <chart:title svg:x="0.285cm" svg:y="4.053cm" chart:style-name="ch6">
              <text:p>Avg. Rating</text:p>
            </chart:title>
            <chart:grid chart:style-name="ch7" chart:class="major"/>
          </chart:axis>
          <chart:series chart:style-name="ch8" chart:values-cell-range-address="Sheet2.D39:Sheet2.R3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">Row 39</text:p>
              </table:table-cell>
              <table:table-cell office:value-type="float" office:value="3.51851851851852">
                <text:p text:id="Sheet2.D39:Sheet2.R39">3.51851851851852</text:p>
              </table:table-cell>
              <table:table-cell office:value-type="float" office:value="3.48148148148148">
                <text:p>3.48148148148148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.2962962962963">
                <text:p>3.2962962962963</text:p>
              </table:table-cell>
              <table:table-cell office:value-type="float" office:value="3.74074074074074">
                <text:p>3.74074074074074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40740740740741">
                <text:p>3.40740740740741</text:p>
              </table:table-cell>
              <table:table-cell office:value-type="float" office:value="3.14814814814815">
                <text:p>3.14814814814815</text:p>
              </table:table-cell>
              <table:table-cell office:value-type="float" office:value="2.81481481481481">
                <text:p>2.81481481481481</text:p>
              </table:table-cell>
              <table:table-cell office:value-type="float" office:value="3.40740740740741">
                <text:p>3.40740740740741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48148148148148">
                <text:p>3.481481481481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